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auhaus PMS" svg:font-family="'Bauhaus PMS'" style:font-adornments="PMS-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42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5.10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ard</text:p>
          </table:table-cell>
          <table:table-cell table:style-name="ce1"/>
          <table:table-cell table:style-name="ce1" office:value-type="string" calcext:value-type="string">
            <text:p>spec</text:p>
          </table:table-cell>
          <table:table-cell table:style-name="ce1" table:number-columns-repeated="1020"/>
          <table:table-cell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AON.A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ON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AON.G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AON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AON.V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AOP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AOP.A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OP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AOP.G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A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AOP.V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A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c</text:p>
          </table:table-cell>
          <table:table-cell office:value-type="string" calcext:value-type="string">
            <text:p>BRA.A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C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</text:p>
          </table:table-cell>
          <table:table-cell office:value-type="string" calcext:value-type="string">
            <text:p>BRA.O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CAZ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f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EQ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CEQ.V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string" calcext:value-type="string">
            <text:p>immediate (val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CEQ.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GE.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relative (PC+offset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CEQ.G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CGE.V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absolute (addr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CEQ.V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CGT.G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stack (SP+offset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CGE.A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CGT.V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ndexed (PC+offset+reg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CGE.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LE.G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indirect (addr+reg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c</text:p>
          </table:table-cell>
          <table:table-cell office:value-type="string" calcext:value-type="string">
            <text:p>CGE.V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CLE.V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re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CGT.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CLT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CGT.G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CLT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>
            <text:p>CGT.V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CNE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CLE.A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CNE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CLE.G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R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d</text:p>
          </table:table-cell>
          <table:table-cell office:value-type="string" calcext:value-type="string">
            <text:p>CLE.V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R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CLT.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CRZ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CLT.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D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CLT.V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L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CNE.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CNE.G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SP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CNE.V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JMP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MP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8</text:p>
          </table:table-cell>
          <table:table-cell office:value-type="string" calcext:value-type="string">
            <text:p>CRR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JSR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CRZ.A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JSR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CRZ.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LDA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A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A.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A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ISP.A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LDI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0</text:p>
          </table:table-cell>
          <table:table-cell office:value-type="string" calcext:value-type="string">
            <text:p>JMP.A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LD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JMP.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LDR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JSR.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LDR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5</text:p>
          </table:table-cell>
          <table:table-cell office:value-type="string" calcext:value-type="string">
            <text:p>JSR.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LDR.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LDA.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DR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LDA.O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V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LDA.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LDA.V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OA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LDA.X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MI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LDI.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MI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a</text:p>
          </table:table-cell>
          <table:table-cell office:value-type="string" calcext:value-type="string">
            <text:p>LDI.S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MI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LDI.V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MM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MM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LDR.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OMM.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LDR.O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ORA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LDR.S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PH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LDR.V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H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MVI.G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MVR.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L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R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f</text:p>
          </table:table-cell>
          <table:table-cell office:value-type="string" calcext:value-type="string">
            <text:p>OA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RLL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OMI.A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RL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OMI.O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RL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OMI.V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R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OMM.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SH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OMM.O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SHL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OMM.V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SH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ORA.G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SH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a</text:p>
          </table:table-cell>
          <table:table-cell office:value-type="string" calcext:value-type="string">
            <text:p>ORI.G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TA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STA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>
            <text:p>PHI.G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STA.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PHR.G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TR.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TR.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b</text:p>
          </table:table-cell>
          <table:table-cell office:value-type="string" calcext:value-type="string">
            <text:p>PLI.G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STR.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PLR.G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AR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RL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A.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RLL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RL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RLR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office:value-type="string" calcext:value-type="string">
            <text:p>R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SH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SHL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SH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SHR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STA.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STA.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STA.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STA.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STI.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>
            <text:p>STI.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STR.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STR.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STR.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TAR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TRA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TRS.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TSR.G</text:p>
          </table:table-cell>
          <table:table-cell table:number-columns-repeated="102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auhaus PMS" svg:font-family="'Bauhaus PMS'" style:font-adornments="PMS-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Bauhaus PMS" fo:font-family="'Bauhaus PMS'" style:font-style-name="PMS-Medium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ffebb7"/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14:09:57.379295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17:16:01.742590889</meta:creation-date>
    <dc:date>2020-03-26T16:18:31.037749406</dc:date>
    <meta:editing-duration>PT5H40M25S</meta:editing-duration>
    <meta:editing-cycles>16</meta:editing-cycles>
    <meta:generator>LibreOffice/6.3.5.2$Linux_X86_64 LibreOffice_project/30$Build-2</meta:generator>
    <meta:document-statistic meta:table-count="1" meta:cell-count="346" meta:object-count="0"/>
  </office:meta>
</office:document-meta>
</file>